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3" style:family="paragraph" style:parent-style-name="Standard">
      <style:paragraph-properties fo:margin-top="0cm" fo:margin-bottom="0cm" style:contextual-spacing="false"/>
      <style:text-properties fo:language="en" fo:country="US" officeooo:paragraph-rsid="00169257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169257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69257"/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>
      <loext:graphic-properties draw:fill="solid" draw:fill-color="#2b2b2b"/>
      <style:paragraph-properties fo:margin-top="0cm" fo:margin-bottom="0cm" style:contextual-spacing="false" fo:background-color="#2b2b2b" fo:padding="0cm" fo:border="none" style:shadow="none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69257"/>
    </style:style>
    <style:style style:name="P9" style:family="paragraph" style:parent-style-name="Standard">
      <style:paragraph-properties fo:margin-top="0cm" fo:margin-bottom="0cm" style:contextual-spacing="false"/>
      <style:text-properties officeooo:paragraph-rsid="001b8a13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1b91f3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69257"/>
    </style:style>
    <style:style style:name="P12" style:family="paragraph"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color="#cc7832" loext:opacity="100%" style:font-name="JetBrai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loext:opacity="100%" style:font-name="JetBrains Mono" fo:font-size="8.5pt" fo:font-style="normal" fo:font-weight="normal" style:font-size-asian="8.5pt" style:font-style-asian="normal" style:font-weight-asian="normal"/>
    </style:style>
    <style:style style:name="T4" style:family="text">
      <style:text-properties fo:color="#a9b7c6" loext:opacity="100%" style:font-name="JetBrai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a9b7c6" loext:opacity="100%" style:font-name="JetBrains Mono" fo:font-size="8.5pt" fo:font-style="normal" fo:font-weight="normal" style:font-size-asian="8.5pt" style:font-style-asian="normal" style:font-weight-asian="normal"/>
    </style:style>
    <style:style style:name="T6" style:family="text">
      <style:text-properties fo:color="#8888c6" loext:opacity="100%" style:font-name="JetBrai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8888c6" loext:opacity="100%" style:font-name="JetBrains Mono" fo:font-size="8.5pt" fo:font-style="normal" fo:font-weight="normal" style:font-size-asian="8.5pt" style:font-style-asian="normal" style:font-weight-asian="normal"/>
    </style:style>
    <style:style style:name="T8" style:family="text">
      <style:text-properties fo:color="#6a8759" loext:opacity="100%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6a8759" loext:opacity="100%" style:font-name="JetBrains Mono" fo:font-size="8.5pt" fo:font-style="normal" fo:font-weight="normal" style:font-size-asian="8.5pt" style:font-style-asian="normal" style:font-weight-asian="normal"/>
    </style:style>
    <style:style style:name="T10" style:family="text">
      <style:text-properties fo:color="#6897bb" loext:opacity="100%" style:font-name="JetBrai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6897bb" loext:opacity="100%" style:font-name="JetBrains Mono" fo:font-size="8.5pt" fo:font-style="normal" fo:font-weight="normal" style:font-size-asian="8.5pt" style:font-style-asian="normal" style:font-weight-asian="normal"/>
    </style:style>
    <style:style style:name="T12" style:family="text">
      <style:text-properties fo:color="#808080" loext:opacity="100%" style:font-name="JetBrains Mono" fo:font-size="15pt" fo:font-style="normal" fo:font-weight="normal" style:font-size-asian="15pt" style:font-style-asian="normal" style:font-weight-asian="normal"/>
    </style:style>
    <style:style style:name="T13" style:family="text">
      <style:text-properties fo:color="#808080" loext:opacity="100%" style:font-name="JetBrai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808080" loext:opacity="100%" style:font-name="JetBrains Mono" fo:font-size="8.5pt" fo:font-style="normal" fo:font-weight="normal" style:font-size-asian="8.5pt" style:font-style-asian="normal" style:font-weight-asian="normal"/>
    </style:style>
    <style:style style:name="T15" style:family="text">
      <style:text-properties fo:color="#ffc66d" loext:opacity="100%" style:font-name="JetBrains Mono" fo:font-size="8.5pt" fo:font-style="normal" fo:font-weight="normal" style:font-size-asian="8.5pt" style:font-style-asian="normal" style:font-weight-asian="normal"/>
    </style:style>
    <style:style style:name="T16" style:family="text">
      <style:text-properties officeooo:rsid="001b91f3"/>
    </style:style>
    <style:style style:name="gr1" style:family="graphic">
      <style:graphic-properties draw:textarea-horizontal-align="justify" draw:textarea-vertical-align="middle" draw:auto-grow-height="false" fo:min-height="1.845cm" fo:min-width="0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152cm" fo:min-width="4.5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526cm" fo:min-width="0.4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32cm" fo:min-width="2.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977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588cm" fo:min-width="3.2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669cm" fo:min-width="2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977cm" fo:min-width="7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515cm" fo:min-width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945cm" fo:min-width="6.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<text:span text:style-name="T16">4</text:span> <text:tab/><text:tab/><text:tab/><text:tab/><text:tab/><text:tab/> <text:s text:c="8"/>Дементьев Артемий ИС-26 </text:p>
      <text:p text:style-name="P1"/>
      <text:p text:style-name="P1">Тема: составление программы со списками в IDE PyCharm Community. </text:p>
      <text:p text:style-name="P1"><text:s text:c="86"/></text:p>
      <text:p text:style-name="P1">Цель: закрепить усвоенные знания, понятия, алгоритмы, основные принципы составления программ, приобрести навыки составления программ со списками в IDE PyCharm Community.</text:p>
      <text:p text:style-name="P1"/>
      <text:p text:style-name="P1">Постановка задачи: <text:span text:style-name="T13">Даны два целых числа A и B (A &lt; B). Найти сумму квадратов всех целых чисел от до B включительно.</text:span><text:line-break/></text:p>
      <text:p text:style-name="P1">Текст программы: </text:p>
      <text:p text:style-name="P1"/>
      <text:p text:style-name="P7"><text:span text:style-name="T2">while True</text:span><text:span text:style-name="T4">:</text:span><text:line-break/><text:span text:style-name="T4"> <text:s text:c="3"/></text:span><text:span text:style-name="T2">try</text:span><text:span text:style-name="T4">:</text:span><text:line-break/><text:span text:style-name="T4"> <text:s text:c="7"/>A = </text:span><text:span text:style-name="T6">int</text:span><text:span text:style-name="T4">(</text:span><text:span text:style-name="T6">input</text:span><text:span text:style-name="T4">(</text:span><text:span text:style-name="T8">"Введите число A: "</text:span><text:span text:style-name="T4">))</text:span><text:line-break/><text:span text:style-name="T4"> <text:s text:c="7"/>B = </text:span><text:span text:style-name="T6">int</text:span><text:span text:style-name="T4">(</text:span><text:span text:style-name="T6">input</text:span><text:span text:style-name="T4">(</text:span><text:span text:style-name="T8">"Введите число B: "</text:span><text:span text:style-name="T4">))</text:span><text:line-break/><text:span text:style-name="T4"> <text:s text:c="7"/></text:span><text:line-break/><text:span text:style-name="T4"> <text:s text:c="7"/></text:span><text:span text:style-name="T2">if </text:span><text:span text:style-name="T4">A &gt;= B:</text:span><text:line-break/><text:span text:style-name="T4"> <text:s text:c="11"/></text:span><text:span text:style-name="T6">print</text:span><text:span text:style-name="T4">(</text:span><text:span text:style-name="T8">"Ошибка! Число A должно быть меньше B."</text:span><text:span text:style-name="T4">)</text:span><text:line-break/><text:span text:style-name="T4"> <text:s text:c="11"/></text:span><text:span text:style-name="T2">continue</text:span><text:line-break/><text:span text:style-name="T2"> <text:s text:c="7"/>if </text:span><text:span text:style-name="T4">A &lt; </text:span><text:span text:style-name="T10">0 </text:span><text:span text:style-name="T2">or </text:span><text:span text:style-name="T4">B &lt; </text:span><text:span text:style-name="T10">0</text:span><text:span text:style-name="T4">:</text:span><text:line-break/><text:span text:style-name="T4"> <text:s text:c="11"/></text:span><text:span text:style-name="T6">print</text:span><text:span text:style-name="T4">(</text:span><text:span text:style-name="T8">"Ошибка! Числа должны быть положительными!"</text:span><text:span text:style-name="T4">)</text:span><text:line-break/><text:span text:style-name="T4"> <text:s text:c="11"/></text:span><text:span text:style-name="T2">continue</text:span><text:line-break/><text:line-break/><text:span text:style-name="T2"> <text:s text:c="7"/>break</text:span><text:line-break/><text:span text:style-name="T2"> <text:s text:c="3"/>except </text:span><text:span text:style-name="T6">ValueError</text:span><text:span text:style-name="T4">:</text:span><text:line-break/><text:span text:style-name="T4"> <text:s text:c="7"/></text:span><text:span text:style-name="T6">print</text:span><text:span text:style-name="T4">(</text:span><text:span text:style-name="T8">"Пожалуйста, введите целое число!"</text:span><text:span text:style-name="T4">)</text:span><text:line-break/><text:line-break/><text:span text:style-name="T4">sum_of_squares = </text:span><text:span text:style-name="T10">0</text:span><text:line-break/><text:line-break/><text:span text:style-name="T2">for </text:span><text:span text:style-name="T4">i </text:span><text:span text:style-name="T2">in </text:span><text:span text:style-name="T6">range</text:span><text:span text:style-name="T4">(A</text:span><text:span text:style-name="T2">, </text:span><text:span text:style-name="T4">B + </text:span><text:span text:style-name="T10">1</text:span><text:span text:style-name="T4">):</text:span><text:line-break/><text:span text:style-name="T4"> <text:s text:c="3"/>sum_of_squares += i ** </text:span><text:span text:style-name="T10">2</text:span><text:line-break/><text:line-break/><text:span text:style-name="T6">print</text:span><text:span text:style-name="T4">(</text:span><text:span text:style-name="T8">f"Сумма квадратов всех целых чисел от </text:span><text:span text:style-name="T2">{</text:span><text:span text:style-name="T4">A</text:span><text:span text:style-name="T2">}</text:span><text:span text:style-name="T8"> до </text:span><text:span text:style-name="T2">{</text:span><text:span text:style-name="T4">B</text:span><text:span text:style-name="T2">}</text:span><text:span text:style-name="T8"> равна </text:span><text:span text:style-name="T2">{</text:span><text:span text:style-name="T4">sum_of_squares</text:span><text:span text:style-name="T2">}</text:span><text:span text:style-name="T8">"</text:span><text:span text:style-name="T4">)</text:span></text:p>
      <text:p text:style-name="P1"/>
      <text:p text:style-name="P1"/>
      <text:p text:style-name="P1">Протокол<text:span text:style-name="T1"> </text:span>работы<text:span text:style-name="T1"> </text:span>программы<text:span text:style-name="T1">:</text:span></text:p>
      <text:p text:style-name="P1"/>
      <text:p text:style-name="P9">Введите число A: 6</text:p>
      <text:p text:style-name="P9">Введите число B: 10</text:p>
      <text:p text:style-name="P9">Сумма квадратов всех целых чисел от 6 до 10 равна 330</text:p>
      <text:p text:style-name="P9"/>
      <text:p text:style-name="P9">Process finished with exit code 0 <text:s text:c="116"/></text:p>
      <text:p text:style-name="P4"><text:s text:c="136"/></text:p>
      <text:p text:style-name="P4">Блок схема:</text:p>
      <text:p text:style-name="P3"><text:s text:c="3"/></text:p>
      <text:p text:style-name="P1"/>
      <text:p text:style-name="P1"><text:s text:c="6"/></text:p>
      <text:p text:style-name="P4"/>
      <text:p text:style-name="P4"><draw:custom-shape text:anchor-type="paragraph" draw:z-index="9" draw:name="Фигура 6" draw:style-name="gr5" draw:text-style-name="P12" svg:width="6.88cm" svg:height="0.978cm" svg:x="-0.631cm" svg:y="-1.506cm"><text:p text:style-name="P12"><text:s text:c="16"/>Описание переменной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Фигура 3" draw:style-name="gr4" svg:width="2.341cm" svg:height="0.662cm" svg:x="6.248cm" svg:y="-1.3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name="Фигура 5" draw:style-name="gr7" draw:text-style-name="P12" svg:width="2.158cm" svg:height="1.669cm" svg:x="8.611cm" svg:y="-1.759cm"><text:p text:style-name="P12"><text:s text:c="3"/>Проверка </text:p><text:p text:style-name="P12"><text:s text:c="3"/>условия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Фигура 4" draw:style-name="gr1" svg:width="0.835cm" svg:height="2.109cm" svg:x="9.19cm" svg:y="-0.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4"/>
      <text:p text:style-name="P4"/>
      <text:p text:style-name="P4"><draw:custom-shape text:anchor-type="paragraph" draw:z-index="12" draw:name="Фигура 1" draw:style-name="gr2" svg:width="4.518cm" svg:height="1.153cm" svg:x="7.717cm" svg:y="0.383cm"><text:p><text:s text:c="6"/>Выполнение задачи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"/>
      <text:p text:style-name="P4"><draw:custom-shape text:anchor-type="paragraph" draw:z-index="13" draw:name="Фигура 2" draw:style-name="gr3" svg:width="0.907cm" svg:height="1.743cm" svg:x="9.4cm" svg:y="0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/>
      <text:p text:style-name="P4"/>
      <text:p text:style-name="P4"><draw:custom-shape text:anchor-type="paragraph" draw:z-index="1" draw:name="Фигура 7" draw:style-name="gr6" draw:text-style-name="P12" svg:width="3.297cm" svg:height="1.588cm" svg:x="8.16cm" svg:y="0.046cm"><text:p text:style-name="P12"><text:s text:c="2"/>Вывод результата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Постановка задачи: <text:span text:style-name="T14">Начальный вклад в банке равен 1000 руб. Через каждый месяц размер вклада увеличивается на P процентов от имеющейся суммы (P — вещественное число, 0&lt; P &lt;25). По данному P определить, через сколько месяцев размер вклада превысит 1100 руб., и вывести найденное количество месяцев K (целое число) и итоговый размер вклада S (вещественное число).</text:span></text:p>
      <text:p text:style-name="P4"><text:span text:style-name="T12"/></text:p>
      <text:p text:style-name="P4"/>
      <text:p text:style-name="P1"/>
      <text:p text:style-name="P1">Текст программы: </text:p>
      <text:p text:style-name="P1"/>
      <text:p text:style-name="P7"><text:span text:style-name="T3">def </text:span><text:span text:style-name="T15">calculate_deposit</text:span><text:span text:style-name="T5">(P):</text:span><text:line-break/><text:line-break/><text:span text:style-name="T5"> <text:s text:c="3"/>initial_deposit = </text:span><text:span text:style-name="T11">1000</text:span><text:line-break/><text:span text:style-name="T11"> <text:s text:c="3"/></text:span><text:span text:style-name="T5">target_deposit = </text:span><text:span text:style-name="T11">1100</text:span><text:line-break/><text:span text:style-name="T11"> <text:s text:c="3"/></text:span><text:line-break/><text:span text:style-name="T11"> <text:s text:c="3"/></text:span><text:span text:style-name="T3">if not </text:span><text:span text:style-name="T5">(</text:span><text:span text:style-name="T11">0 </text:span><text:span text:style-name="T5">&lt; P &lt; </text:span><text:span text:style-name="T11">25</text:span><text:span text:style-name="T5">):</text:span><text:line-break/><text:span text:style-name="T5"> <text:s text:c="7"/></text:span><text:span text:style-name="T3">raise </text:span><text:span text:style-name="T7">ValueError</text:span><text:span text:style-name="T5">(</text:span><text:span text:style-name="T9">"Процентная ставка должна быть в пределах от 0 до 25"</text:span><text:span text:style-name="T5">)</text:span><text:line-break/><text:span text:style-name="T5"> <text:s text:c="3"/></text:span><text:line-break/><text:span text:style-name="T5"> <text:s text:c="3"/>monthly_rate = P / </text:span><text:span text:style-name="T11">100</text:span><text:line-break/><text:span text:style-name="T11"> <text:s text:c="3"/></text:span><text:line-break/><text:span text:style-name="T11"> <text:s text:c="3"/></text:span><text:span text:style-name="T5">current_deposit = initial_deposit</text:span><text:line-break/><text:span text:style-name="T5"> <text:s text:c="3"/>month_count = </text:span><text:span text:style-name="T11">0</text:span><text:line-break/><text:span text:style-name="T11"> <text:s text:c="3"/></text:span><text:line-break/><text:span text:style-name="T11"> <text:s text:c="3"/></text:span><text:span text:style-name="T3">while </text:span><text:span text:style-name="T5">current_deposit &lt;= target_deposit:</text:span><text:line-break/><text:line-break/><text:span text:style-name="T5"> <text:s text:c="7"/>current_deposit *= (</text:span><text:span text:style-name="T11">1 </text:span><text:span text:style-name="T5">+ monthly_rate)</text:span><text:line-break/><text:span text:style-name="T5"> <text:s text:c="7"/>month_count += </text:span><text:span text:style-name="T11">1</text:span><text:line-break/><text:span text:style-name="T11"> <text:s text:c="3"/></text:span><text:line-break/><text:span text:style-name="T11"> <text:s text:c="3"/></text:span><text:span text:style-name="T3">return </text:span><text:span text:style-name="T5">month_count</text:span><text:span text:style-name="T3">, </text:span><text:span text:style-name="T7">round</text:span><text:span text:style-name="T5">(current_deposit</text:span><text:span text:style-name="T3">, </text:span><text:span text:style-name="T11">2</text:span><text:span text:style-name="T5">)</text:span></text:p>
      <text:p text:style-name="P7"><text:span text:style-name="T5"/></text:p>
      <text:p text:style-name="P7"><text:span text:style-name="T3">while True</text:span><text:span text:style-name="T5">:</text:span><text:line-break/><text:span text:style-name="T5"> <text:s text:c="3"/></text:span><text:span text:style-name="T3">try</text:span><text:span text:style-name="T5">:</text:span><text:line-break/><text:span text:style-name="T5"> <text:s text:c="7"/>P = </text:span><text:span text:style-name="T7">float</text:span><text:span text:style-name="T5">(</text:span><text:span text:style-name="T7">input</text:span><text:span text:style-name="T5">(</text:span><text:span text:style-name="T9">"Введите процентную ставку (от 0 до 25): "</text:span><text:span text:style-name="T5">))</text:span><text:line-break/><text:span text:style-name="T5"> <text:s text:c="7"/>months</text:span><text:span text:style-name="T3">, </text:span><text:span text:style-name="T5">final_deposit = calculate_deposit(P)</text:span><text:line-break/><text:soft-page-break/><text:span text:style-name="T5"> <text:s text:c="7"/></text:span><text:span text:style-name="T7">print</text:span><text:span text:style-name="T5">(</text:span><text:span text:style-name="T9">f"Через </text:span><text:span text:style-name="T3">{</text:span><text:span text:style-name="T5">months</text:span><text:span text:style-name="T3">}</text:span><text:span text:style-name="T9"> месяцев размер вклада составит </text:span><text:span text:style-name="T3">{</text:span><text:span text:style-name="T5">final_deposit</text:span><text:span text:style-name="T3">}</text:span><text:span text:style-name="T9"> рублей."</text:span><text:span text:style-name="T5">)</text:span><text:line-break/><text:span text:style-name="T5"> <text:s text:c="7"/></text:span><text:span text:style-name="T3">break</text:span><text:line-break/><text:span text:style-name="T3"> <text:s text:c="3"/>except </text:span><text:span text:style-name="T7">ValueError</text:span><text:span text:style-name="T5">:</text:span><text:line-break/><text:span text:style-name="T5"> <text:s text:c="7"/></text:span><text:span text:style-name="T7">print</text:span><text:span text:style-name="T5">(</text:span><text:span text:style-name="T9">"Неверно введена процентная ставка. Попробуйте еще раз."</text:span><text:span text:style-name="T5">)</text:span></text:p>
      <text:p text:style-name="P7"><text:span text:style-name="T5"/></text:p>
      <text:p text:style-name="P1"/>
      <text:p text:style-name="P1">Протокол<text:span text:style-name="T1"> </text:span>работы<text:span text:style-name="T1"> </text:span>программы<text:span text:style-name="T1">:</text:span></text:p>
      <text:p text:style-name="P1"><text:s text:c="40"/></text:p>
      <text:p text:style-name="P1">Введите процентную ставку (от 0 до 25): 10</text:p>
      <text:p text:style-name="P10">Через 2 месяцев размер вклада составит 1210.0 рублей.</text:p>
      <text:p text:style-name="P10">Process finished with exit code 0</text:p>
      <text:p text:style-name="P1"/>
      <text:p text:style-name="P4">Блок схема:</text:p>
      <text:p text:style-name="P4"/>
      <text:p text:style-name="P4"/>
      <text:p text:style-name="P5"><text:s text:c="20"/></text:p>
      <text:p text:style-name="P5"/>
      <text:p text:style-name="P5"/>
      <text:p text:style-name="P5"/>
      <text:p text:style-name="P5"><draw:custom-shape text:anchor-type="paragraph" draw:z-index="2" draw:name="Фигура 8" draw:style-name="gr10" draw:text-style-name="P12" svg:width="6.861cm" svg:height="0.946cm" svg:x="0.034cm" svg:y="-0.025cm"><text:p text:style-name="P12"><text:s text:c="20"/>Описание функции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custom-shape text:anchor-type="paragraph" draw:z-index="3" draw:name="Фигура 9" draw:style-name="gr9" svg:width="0.773cm" svg:height="1.731cm" svg:x="2.727cm" svg:y="0.37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/>
      <text:p text:style-name="P5"><draw:custom-shape text:anchor-type="paragraph" draw:z-index="6" draw:name="Фигура 12" draw:style-name="gr7" draw:text-style-name="P12" svg:width="2.158cm" svg:height="1.669cm" svg:x="9.414cm" svg:y="0.226cm"><text:p text:style-name="P12"><text:s text:c="3"/>Проверка </text:p><text:p text:style-name="P12"><text:s text:c="3"/>условия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><draw:custom-shape text:anchor-type="paragraph" draw:z-index="4" draw:name="Фигура 10" draw:style-name="gr8" draw:text-style-name="P12" svg:width="7.266cm" svg:height="0.978cm" svg:x="-0.213cm" svg:y="-0.049cm"><text:p text:style-name="P12"><text:s text:c="19"/>Описание переменных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Фигура 11" draw:style-name="gr4" svg:width="2.341cm" svg:height="0.662cm" svg:x="7.052cm" svg:y="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Фигура 13" draw:style-name="gr1" svg:width="0.835cm" svg:height="2.109cm" svg:x="10.014cm" svg:y="1.3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141"/></text:p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14" draw:name="Фигура 15" draw:style-name="gr2" svg:width="4.518cm" svg:height="1.153cm" svg:x="8.209cm" svg:y="0.22cm"><text:p><text:s text:c="6"/>Выполнение задачи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"/>
      <text:p text:style-name="P5"><draw:custom-shape text:anchor-type="paragraph" draw:z-index="15" draw:name="Фигура 16" draw:style-name="gr1" svg:width="0.835cm" svg:height="2.109cm" svg:x="10.014cm" svg:y="0.2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><draw:custom-shape text:anchor-type="paragraph" draw:z-index="8" draw:name="Фигура 14" draw:style-name="gr6" draw:text-style-name="P12" svg:width="3.297cm" svg:height="1.588cm" svg:x="8.992cm" svg:y="1.3cm"><text:p text:style-name="P12"><text:s text:c="3"/>Вывод функции </text:p><text:p text:style-name="P12"><text:s text:c="3"/>и результата</text:p><draw:enhanced-geometry svg:viewBox="0 0 21600 21600" draw:glue-points="10800 0 0 10800 10800 21600 21600 10800" draw:type="flowchart-process" draw:enhanced-path="M 0 0 L 21600 0 21600 21600 0 21600 0 0 Z N"/></draw:custom-shape><text:s text:c="15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6</meta:editing-cycles>
    <meta:creation-date>2024-11-30T12:00:00</meta:creation-date>
    <dc:date>2024-11-30T17:45:53.526210969</dc:date>
    <meta:editing-duration>PT1H15M17S</meta:editing-duration>
    <meta:generator>LibreOffice/7.3.7.2$Linux_X86_64 LibreOffice_project/30$Build-2</meta:generator>
    <meta:document-statistic meta:table-count="0" meta:image-count="0" meta:object-count="0" meta:page-count="3" meta:paragraph-count="29" meta:word-count="334" meta:character-count="3208" meta:non-whitespace-character-count="1918"/>
    <meta:user-defined meta:name="AppVersion">12.0000</meta:user-defined>
    <meta:template xlink:type="simple" xlink:actuate="onRequest" xlink:title="Normal.dotm" xlink:href=""/>
  </office:meta>
</office:document-meta>
</file>